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</office:font-face-decls>
  <office:automatic-styles>
    <style:style style:name="Table1" style:family="table">
      <style:table-properties style:width="6.7368in" fo:margin-left="0in" table:align="left"/>
    </style:style>
    <style:style style:name="Table1.A" style:family="table-column">
      <style:table-column-properties style:column-width="3.4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4243in"/>
    </style:style>
    <style:style style:name="Table1.1" style:family="table-row">
      <style:table-row-properties style:min-row-height="0.3632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6.6868in" fo:margin-left="0in" table:align="left"/>
    </style:style>
    <style:style style:name="Table2.A" style:family="table-column">
      <style:table-column-properties style:column-width="0.3903in"/>
    </style:style>
    <style:style style:name="Table2.B" style:family="table-column">
      <style:table-column-properties style:column-width="4.0361in"/>
    </style:style>
    <style:style style:name="Table2.C" style:family="table-column">
      <style:table-column-properties style:column-width="1.4764in"/>
    </style:style>
    <style:style style:name="Table2.D" style:family="table-column">
      <style:table-column-properties style:column-width="0.784in"/>
    </style:style>
    <style:style style:name="Table2.1" style:family="table-row">
      <style:table-row-properties style:min-row-height="0.3618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528in"/>
    </style:style>
    <style:style style:name="P1" style:family="paragraph" style:parent-style-name="Основний_20_текст_20_2">
      <style:paragraph-properties fo:break-before="page"/>
    </style:style>
    <style:style style:name="P2" style:family="paragraph" style:parent-style-name="Standard">
      <style:paragraph-properties style:line-height-at-least="0.1665in"/>
      <style:text-properties fo:font-size="9pt" fo:language="uk" fo:country="UA" style:font-size-asian="9pt" style:font-size-complex="9pt" style:font-weight-complex="bold"/>
    </style:style>
    <style:style style:name="P3" style:family="paragraph" style:parent-style-name="Standard">
      <style:text-properties fo:font-size="14pt" fo:language="uk" fo:country="UA" style:font-size-asian="14pt"/>
    </style:style>
    <style:style style:name="P4" style:family="paragraph" style:parent-style-name="Standard">
      <style:paragraph-properties fo:text-align="center" style:justify-single-word="false"/>
      <style:text-properties fo:font-size="14pt" fo:language="uk" fo:country="UA" officeooo:rsid="0002b211" officeooo:paragraph-rsid="0002b211" style:font-size-asian="14pt" style:font-size-complex="14pt"/>
    </style:style>
    <style:style style:name="P5" style:family="paragraph" style:parent-style-name="Standard">
      <style:text-properties fo:font-size="14pt" fo:language="uk" fo:country="UA" fo:font-weight="bold" style:font-size-asian="14pt" style:font-weight-asian="bold"/>
    </style:style>
    <style:style style:name="P6" style:family="paragraph" style:parent-style-name="Standard">
      <style:text-properties fo:font-size="12pt" fo:language="uk" fo:country="UA" fo:font-weight="bold" style:font-size-asian="12pt" style:font-weight-asian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vertical-align="auto"/>
    </style:style>
    <style:style style:name="P9" style:family="paragraph" style:parent-style-name="Standard">
      <style:text-properties style:text-position="super 63%" fo:font-size="8pt" fo:language="uk" fo:country="UA" style:font-size-asian="8pt" style:font-size-complex="8pt"/>
    </style:style>
    <style:style style:name="P10" style:family="paragraph" style:parent-style-name="Standard">
      <style:text-properties style:text-position="super 64%" fo:font-size="14pt" fo:language="uk" fo:country="UA" fo:font-weight="bold" style:font-size-asian="14pt" style:font-weight-asian="bold"/>
    </style:style>
    <style:style style:name="P11" style:family="paragraph" style:parent-style-name="Standard">
      <style:text-properties fo:font-weight="bold" style:font-weight-asian="bold"/>
    </style:style>
    <style:style style:name="P12" style:family="paragraph" style:parent-style-name="Standard">
      <style:text-properties fo:language="uk" fo:country="UA" officeooo:rsid="0002b211" officeooo:paragraph-rsid="0002b211"/>
    </style:style>
    <style:style style:name="P13" style:family="paragraph" style:parent-style-name="Standard">
      <style:text-properties officeooo:paragraph-rsid="0002b211"/>
    </style:style>
    <style:style style:name="P14" style:family="paragraph" style:parent-style-name="Default">
      <style:paragraph-properties fo:text-align="justify" style:justify-single-word="false"/>
    </style:style>
    <style:style style:name="P15" style:family="paragraph" style:parent-style-name="Основний_20_текст_20_2">
      <style:paragraph-properties fo:text-align="center" style:justify-single-word="false" style:vertical-align="auto"/>
      <style:text-properties fo:font-size="14pt" fo:language="uk" fo:country="UA" style:letter-kerning="false" style:font-size-asian="14pt" style:font-size-complex="14pt"/>
    </style:style>
    <style:style style:name="P16" style:family="paragraph" style:parent-style-name="Основний_20_текст_20_2">
      <style:paragraph-properties fo:text-align="center" style:justify-single-word="false" style:vertical-align="auto"/>
      <style:text-properties fo:font-size="14pt" fo:language="uk" fo:country="UA" style:letter-kerning="false" style:font-size-asian="14pt"/>
    </style:style>
    <style:style style:name="P17" style:family="paragraph" style:parent-style-name="Основний_20_текст_20_2">
      <style:paragraph-properties style:vertical-align="auto"/>
      <style:text-properties fo:font-size="14pt" fo:language="uk" fo:country="UA" fo:font-weight="normal" officeooo:rsid="000518a7" officeooo:paragraph-rsid="000518a7" style:letter-kerning="false" style:font-size-asian="14pt" style:font-weight-asian="normal" style:font-size-complex="14pt" style:font-weight-complex="normal"/>
    </style:style>
    <style:style style:name="P18" style:family="paragraph" style:parent-style-name="Основний_20_текст_20_2">
      <style:paragraph-properties style:vertical-align="auto"/>
    </style:style>
    <style:style style:name="P19" style:family="paragraph" style:parent-style-name="Основний_20_текст_20_2">
      <style:paragraph-properties fo:text-align="center" style:justify-single-word="false" style:vertical-align="auto"/>
    </style:style>
    <style:style style:name="P20" style:family="paragraph" style:parent-style-name="Основний_20_текст_20_2">
      <style:paragraph-properties style:vertical-align="auto"/>
      <style:text-properties fo:font-weight="bold" style:letter-kerning="false" style:font-weight-asian="bold"/>
    </style:style>
    <style:style style:name="P21" style:family="paragraph" style:parent-style-name="Основний_20_текст_20_2">
      <style:text-properties fo:font-weight="bold" style:font-weight-asian="bold"/>
    </style:style>
    <style:style style:name="P22" style:family="paragraph" style:parent-style-name="Обычный">
      <style:paragraph-properties fo:margin-top="0in" fo:margin-bottom="0in" loext:contextual-spacing="false" fo:line-height="100%" fo:orphans="2" fo:widows="2" style:vertical-align="auto"/>
    </style:style>
    <style:style style:name="P23" style:family="paragraph" style:parent-style-name="Обычный">
      <style:paragraph-properties fo:margin-top="0in" fo:margin-bottom="0in" loext:contextual-spacing="false" fo:line-height="100%" fo:orphans="2" fo:widows="2" style:vertical-align="auto"/>
      <style:text-properties officeooo:paragraph-rsid="0002b211"/>
    </style:style>
    <style:style style:name="P24" style:family="paragraph" style:parent-style-name="Обычный">
      <style:paragraph-properties fo:margin-top="0in" fo:margin-bottom="0in" loext:contextual-spacing="false" fo:line-height="100%" fo:orphans="2" fo:widows="2" style:vertical-align="auto"/>
      <style:text-properties style:font-name="Times New Roman" fo:font-size="14pt" style:letter-kerning="false" style:font-name-asian="Calibri" style:font-size-asian="14pt" style:font-name-complex="Times New Roman" style:font-size-complex="14pt"/>
    </style:style>
    <style:style style:name="P25" style:family="paragraph" style:parent-style-name="Обычный">
      <style:paragraph-properties fo:margin-top="0in" fo:margin-bottom="0in" loext:contextual-spacing="false" fo:line-height="100%" fo:orphans="2" fo:widows="2" style:vertical-align="auto"/>
      <style:text-properties style:font-name="Times New Roman" fo:font-size="14pt" officeooo:rsid="0002b211" officeooo:paragraph-rsid="0002b211" style:letter-kerning="false" style:font-name-asian="Calibri" style:font-size-asian="14pt" style:font-name-complex="Times New Roman" style:font-size-complex="14pt"/>
    </style:style>
    <style:style style:name="P26" style:family="paragraph" style:parent-style-name="Обычный">
      <style:paragraph-properties fo:margin-top="0in" fo:margin-bottom="0in" loext:contextual-spacing="false" fo:line-height="100%" fo:orphans="2" fo:widows="2" style:vertical-align="auto"/>
      <style:text-properties style:font-name="Times New Roman" fo:font-size="14pt" officeooo:rsid="0002b211" officeooo:paragraph-rsid="0002b211" style:letter-kerning="false" style:font-name-asian="Calibri" style:font-size-asian="14pt" style:font-name-complex="Times New Roman"/>
    </style:style>
    <style:style style:name="P27" style:family="paragraph" style:parent-style-name="Обычный">
      <style:paragraph-properties fo:margin-top="0in" fo:margin-bottom="0in" loext:contextual-spacing="false" fo:line-height="100%" fo:orphans="2" fo:widows="2" style:vertical-align="auto"/>
      <style:text-properties style:font-name="Times New Roman" style:letter-kerning="false" style:font-name-asian="Calibri" style:font-name-complex="Times New Roman"/>
    </style:style>
    <style:style style:name="P28" style:family="paragraph" style:parent-style-name="Standard">
      <style:paragraph-properties fo:margin-left="2in" fo:margin-right="0in" fo:text-indent="0in" style:auto-text-indent="false">
        <style:tab-stops/>
      </style:paragraph-properties>
    </style:style>
    <style:style style:name="P29" style:family="paragraph" style:parent-style-name="Text_20_body">
      <style:paragraph-properties fo:text-align="start" style:justify-single-word="false"/>
      <style:text-properties officeooo:paragraph-rsid="0002b211"/>
    </style:style>
    <style:style style:name="P30" style:family="paragraph" style:parent-style-name="Default">
      <style:paragraph-properties fo:margin-left="0.4925in" fo:margin-right="0in" fo:text-align="justify" style:justify-single-word="false" fo:text-indent="0in" style:auto-text-indent="false">
        <style:tab-stops/>
      </style:paragraph-properties>
      <style:text-properties officeooo:paragraph-rsid="00069e73"/>
    </style:style>
    <style:style style:name="P31" style:family="paragraph" style:parent-style-name="Заголовок_20_1">
      <style:paragraph-properties fo:text-align="start" style:justify-single-word="false"/>
      <style:text-properties style:font-weight-complex="bold"/>
    </style:style>
    <style:style style:name="P32" style:family="paragraph" style:parent-style-name="Заголовок_20_1">
      <style:paragraph-properties fo:text-align="start" style:justify-single-word="false"/>
    </style:style>
    <style:style style:name="P33" style:family="paragraph" style:parent-style-name="Заголовок_20_3" style:master-page-name="MPF0">
      <style:paragraph-properties style:line-height-at-least="0.1665in" fo:text-align="end" style:justify-single-word="false" style:page-number="auto" fo:break-before="page"/>
    </style:style>
    <style:style style:name="P34" style:family="paragraph" style:parent-style-name="Заголовок_20_3">
      <style:paragraph-properties fo:margin-left="0.4917in" fo:margin-right="0in" fo:text-indent="0in" style:auto-text-indent="false">
        <style:tab-stops/>
      </style:paragraph-properties>
    </style:style>
    <style:style style:name="P35" style:family="paragraph" style:parent-style-name="Заголовок_20_2">
      <style:paragraph-properties fo:margin-top="0in" fo:margin-bottom="0.1665in" loext:contextual-spacing="false"/>
    </style:style>
    <style:style style:name="P36" style:family="paragraph" style:parent-style-name="Обычный">
      <style:paragraph-properties fo:margin-top="0in" fo:margin-bottom="0in" loext:contextual-spacing="false" fo:line-height="100%" fo:orphans="2" fo:widows="2" style:vertical-align="auto"/>
      <style:text-properties officeooo:paragraph-rsid="00093c0a"/>
    </style:style>
    <style:style style:name="P37" style:family="paragraph" style:parent-style-name="Обычный">
      <style:paragraph-properties fo:margin-top="0in" fo:margin-bottom="0in" loext:contextual-spacing="false" fo:line-height="100%" fo:orphans="2" fo:widows="2" style:vertical-align="auto"/>
      <style:text-properties officeooo:paragraph-rsid="0009b3ae"/>
    </style:style>
    <style:style style:name="P38" style:family="paragraph" style:parent-style-name="Обычный">
      <style:paragraph-properties fo:margin-top="0in" fo:margin-bottom="0in" loext:contextual-spacing="false" fo:line-height="100%" fo:orphans="2" fo:widows="2" style:vertical-align="auto"/>
      <style:text-properties style:font-name="Times New Roman" fo:font-size="14pt" fo:language="uk" fo:country="UA" officeooo:rsid="00093c0a" officeooo:paragraph-rsid="00093c0a" style:letter-kerning="false" style:font-name-asian="Calibri" style:font-size-asian="14pt" style:font-name-complex="Times New Roman"/>
    </style:style>
    <style:style style:name="P39" style:family="paragraph" style:parent-style-name="Default">
      <style:paragraph-properties fo:text-align="justify" style:justify-single-word="false"/>
      <style:text-properties officeooo:paragraph-rsid="00088749"/>
    </style:style>
    <style:style style:name="P40" style:family="paragraph" style:parent-style-name="Contents_20_1">
      <style:paragraph-properties style:vertical-align="auto">
        <style:tab-stops>
          <style:tab-stop style:position="6.698in" style:type="right" style:leader-style="dotted" style:leader-text="."/>
        </style:tab-stops>
      </style:paragraph-properties>
      <style:text-properties fo:font-weight="normal" officeooo:paragraph-rsid="00093c0a" style:letter-kerning="false" style:font-weight-asian="normal" style:font-weight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weight-complex="bold"/>
    </style:style>
    <style:style style:name="T4" style:family="text">
      <style:text-properties fo:font-size="14pt" fo:language="uk" fo:country="UA" style:font-size-asian="14pt"/>
    </style:style>
    <style:style style:name="T5" style:family="text">
      <style:text-properties fo:font-size="14pt" fo:language="uk" fo:country="UA" officeooo:rsid="000731ab" style:font-size-asian="14pt"/>
    </style:style>
    <style:style style:name="T6" style:family="text">
      <style:text-properties fo:font-size="14pt" fo:language="uk" fo:country="UA" officeooo:rsid="00093c0a" style:font-size-asian="14pt" style:font-size-complex="14pt"/>
    </style:style>
    <style:style style:name="T7" style:family="text">
      <style:text-properties fo:font-size="14pt" fo:language="uk" fo:country="UA" fo:font-weight="bold" style:font-size-asian="14pt" style:font-weight-asian="bold"/>
    </style:style>
    <style:style style:name="T8" style:family="text">
      <style:text-properties fo:font-size="14pt" fo:language="uk" fo:country="UA" style:letter-kerning="false" style:font-size-asian="14pt"/>
    </style:style>
    <style:style style:name="T9" style:family="text">
      <style:text-properties fo:font-size="14pt" fo:language="uk" fo:country="UA" style:letter-kerning="false" style:font-size-asian="14pt" style:font-size-complex="14pt"/>
    </style:style>
    <style:style style:name="T10" style:family="text">
      <style:text-properties fo:font-size="14pt" fo:language="uk" fo:country="UA" fo:font-weight="normal" officeooo:rsid="0002b211" style:font-size-asian="14pt" style:font-weight-asian="normal"/>
    </style:style>
    <style:style style:name="T11" style:family="text">
      <style:text-properties fo:font-size="14pt" fo:language="ru" fo:country="RU" fo:font-weight="normal" style:font-size-asian="14pt" style:font-weight-asian="normal"/>
    </style:style>
    <style:style style:name="T12" style:family="text">
      <style:text-properties fo:font-size="14pt" fo:language="ru" fo:country="RU" fo:font-weight="normal" officeooo:rsid="0002b211" style:font-size-asian="14pt" style:font-weight-asian="normal"/>
    </style:style>
    <style:style style:name="T13" style:family="text">
      <style:text-properties fo:font-size="14pt" fo:letter-spacing="-0.0071in" fo:language="uk" fo:country="UA" style:font-size-asian="14pt"/>
    </style:style>
    <style:style style:name="T14" style:family="text">
      <style:text-properties fo:language="uk" fo:country="UA" style:font-size-complex="12pt"/>
    </style:style>
    <style:style style:name="T15" style:family="text">
      <style:text-properties fo:language="uk" fo:country="UA" fo:font-weight="bold" style:font-weight-asian="bold"/>
    </style:style>
    <style:style style:name="T16" style:family="text">
      <style:text-properties style:font-weight-complex="bold"/>
    </style:style>
    <style:style style:name="T17" style:family="text">
      <style:text-properties officeooo:rsid="000731ab" style:font-weight-complex="bold"/>
    </style:style>
    <style:style style:name="T18" style:family="text">
      <style:text-properties fo:font-size="8pt" style:font-size-asian="8pt" style:font-weight-complex="bold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8pt" fo:font-weight="bold" style:font-size-asian="8pt" style:font-weight-asian="bold" style:font-size-complex="8pt"/>
    </style:style>
    <style:style style:name="T21" style:family="text">
      <style:text-properties fo:font-size="8pt" fo:language="uk" fo:country="UA" style:font-size-asian="8pt" style:font-size-complex="8pt"/>
    </style:style>
    <style:style style:name="T22" style:family="text">
      <style:text-properties fo:font-size="12pt" fo:language="uk" fo:country="UA" fo:font-weight="bold" style:font-size-asian="12pt" style:font-weight-asian="bold"/>
    </style:style>
    <style:style style:name="T23" style:family="text">
      <style:text-properties fo:font-size="12pt" fo:language="uk" fo:country="UA" fo:font-weight="bold" style:font-size-asian="12pt" style:font-weight-asian="bold" style:font-size-complex="12pt"/>
    </style:style>
    <style:style style:name="T24" style:family="text">
      <style:text-properties fo:font-size="12pt" fo:language="uk" fo:country="UA" fo:font-weight="bold" officeooo:rsid="0002b211" style:font-size-asian="12pt" style:font-weight-asian="bold"/>
    </style:style>
    <style:style style:name="T25" style:family="text">
      <style:text-properties fo:font-size="12pt" fo:language="uk" fo:country="UA" style:font-size-asian="12pt" style:font-weight-complex="bold"/>
    </style:style>
    <style:style style:name="T26" style:family="text">
      <style:text-properties style:font-size-complex="12pt"/>
    </style:style>
    <style:style style:name="T27" style:family="text">
      <style:text-properties fo:font-size="11pt" fo:font-weight="bold" style:font-size-asian="11pt" style:font-weight-asian="bold"/>
    </style:style>
    <style:style style:name="T28" style:family="text">
      <style:text-properties fo:font-size="16pt" style:font-size-asian="16pt"/>
    </style:style>
    <style:style style:name="T29" style:family="text">
      <style:text-properties style:font-name="Times New Roman" fo:font-size="14pt" style:letter-kerning="false" style:font-name-asian="Calibri" style:font-size-asian="14pt" style:font-name-complex="Times New Roman"/>
    </style:style>
    <style:style style:name="T30" style:family="text">
      <style:text-properties style:font-name="Times New Roman" fo:font-size="14pt" style:letter-kerning="false" style:font-name-asian="Calibri" style:font-size-asian="14pt" style:font-name-complex="Times New Roman" style:font-size-complex="14pt"/>
    </style:style>
    <style:style style:name="T31" style:family="text">
      <style:text-properties style:font-name="Times New Roman" fo:font-size="14pt" officeooo:rsid="0002b211" style:letter-kerning="false" style:font-name-asian="Calibri" style:font-size-asian="14pt" style:font-name-complex="Times New Roman" style:font-size-complex="14pt"/>
    </style:style>
    <style:style style:name="T32" style:family="text">
      <style:text-properties style:font-name="Times New Roman" fo:font-size="14pt" officeooo:rsid="0009b3ae" style:letter-kerning="false" style:font-name-asian="Calibri" style:font-size-asian="14pt" style:font-name-complex="Times New Roman" style:font-size-complex="14pt"/>
    </style:style>
    <style:style style:name="T33" style:family="text">
      <style:text-properties style:font-name="Times New Roman" fo:font-size="14pt" officeooo:rsid="0002b211" style:letter-kerning="false" style:font-name-asian="Calibri" style:font-size-asian="14pt" style:font-name-complex="Times New Roman"/>
    </style:style>
    <style:style style:name="T34" style:family="text">
      <style:text-properties style:font-name="Times New Roman" fo:font-size="14pt" officeooo:rsid="0009b3ae" style:letter-kerning="false" style:font-name-asian="Calibri" style:font-size-asian="14pt" style:font-name-complex="Times New Roman"/>
    </style:style>
    <style:style style:name="T35" style:family="text">
      <style:text-properties style:font-name="Times New Roman" fo:font-size="14pt" fo:letter-spacing="-0.0138in" style:letter-kerning="false" style:font-name-asian="Calibri" style:font-size-asian="14pt" style:font-name-complex="Times New Roman"/>
    </style:style>
    <style:style style:name="T36" style:family="text">
      <style:text-properties style:font-name="Times New Roman" fo:font-size="14pt" fo:letter-spacing="-0.0138in" style:letter-kerning="false" style:font-name-asian="Calibri" style:font-size-asian="14pt" style:font-name-complex="Times New Roman" style:font-size-complex="12pt"/>
    </style:style>
    <style:style style:name="T37" style:family="text">
      <style:text-properties style:font-name="Times New Roman" fo:font-size="14pt" fo:language="uk" fo:country="UA" officeooo:rsid="0002b211" style:letter-kerning="false" style:font-name-asian="Calibri" style:font-size-asian="14pt" style:font-name-complex="Times New Roman"/>
    </style:style>
    <style:style style:name="T38" style:family="text">
      <style:text-properties style:font-name="Times New Roman" fo:font-size="14pt" fo:language="uk" fo:country="UA" officeooo:rsid="00093c0a" style:letter-kerning="false" style:font-name-asian="Calibri" style:font-size-asian="14pt" style:font-name-complex="Times New Roman"/>
    </style:style>
    <style:style style:name="T39" style:family="text">
      <style:text-properties style:font-name="Times New Roman" fo:font-size="14pt" fo:language="uk" fo:country="UA" style:text-underline-style="none" officeooo:rsid="003b0a4c" style:font-size-asian="14pt" style:font-size-complex="14pt"/>
    </style:style>
    <style:style style:name="T40" style:family="text">
      <style:text-properties style:font-name="Times New Roman" fo:font-size="14pt" fo:language="uk" fo:country="UA" style:text-underline-style="none" officeooo:rsid="00d7bcf7" style:font-size-asian="14pt" style:font-size-complex="14pt"/>
    </style:style>
    <style:style style:name="T41" style:family="text">
      <style:text-properties style:font-name="Times New Roman" fo:font-size="14pt" fo:language="uk" fo:country="UA" style:text-underline-style="none" officeooo:rsid="0059f375" style:font-size-asian="14pt" style:font-size-complex="14pt"/>
    </style:style>
    <style:style style:name="T42" style:family="text">
      <style:text-properties style:font-name="Times New Roman" fo:font-size="14pt" fo:language="uk" fo:country="UA" style:text-underline-style="none" officeooo:rsid="00069e73" style:font-size-asian="14pt" style:font-size-complex="14pt"/>
    </style:style>
    <style:style style:name="T43" style:family="text">
      <style:text-properties style:font-name="Times New Roman" fo:font-size="14pt" fo:language="uk" fo:country="UA" style:text-underline-style="none" officeooo:rsid="00088749" style:font-size-asian="14pt" style:font-size-complex="14pt"/>
    </style:style>
    <style:style style:name="T44" style:family="text">
      <style:text-properties style:font-name="Times New Roman" fo:font-size="14pt" fo:language="uk" fo:country="UA" style:text-underline-style="none" officeooo:rsid="01ff674b" style:font-size-asian="14pt" style:font-size-complex="14pt"/>
    </style:style>
    <style:style style:name="T45" style:family="text">
      <style:text-properties style:text-position="super 67%" fo:font-size="12pt" fo:language="uk" fo:country="UA" style:font-size-asian="12pt" style:font-weight-complex="bold"/>
    </style:style>
    <style:style style:name="T46" style:family="text">
      <style:text-properties style:font-name="TimesNewRomanPSMT" fo:font-size="14pt" fo:language="en" fo:country="US" style:text-underline-style="none" officeooo:rsid="00d56a9a" style:font-size-asian="14pt" style:font-size-complex="14pt"/>
    </style:style>
    <style:style style:name="T47" style:family="text">
      <style:text-properties style:font-name="TimesNewRomanPSMT" fo:font-size="14pt" fo:language="en" fo:country="US" style:text-underline-style="none" officeooo:rsid="00d7bcf7" style:font-size-asian="14pt" style:font-size-complex="14pt"/>
    </style:style>
    <style:style style:name="T48" style:family="text">
      <style:text-properties style:font-name="TimesNewRomanPSMT" fo:font-size="14pt" fo:language="en" fo:country="US" style:text-underline-style="none" officeooo:rsid="00a6c965" style:font-size-asian="14pt" style:font-size-complex="14pt"/>
    </style:style>
    <style:style style:name="T49" style:family="text">
      <style:text-properties style:font-name="TimesNewRomanPSMT" fo:font-size="14pt" fo:language="en" fo:country="US" style:text-underline-style="none" officeooo:rsid="01ff674b" style:font-size-asian="14pt" style:font-size-complex="14pt"/>
    </style:style>
    <style:style style:name="T50" style:family="text">
      <style:text-properties style:font-name="TimesNewRomanPSMT" fo:font-size="14pt" style:font-size-asian="14pt"/>
    </style:style>
    <style:style style:name="T51" style:family="text">
      <style:text-properties style:font-name="TimesNewRomanPSMT" fo:font-size="14pt" fo:language="uk" fo:country="UA" officeooo:rsid="00069e73" style:font-size-asian="14pt"/>
    </style:style>
    <style:style style:name="T52" style:family="text">
      <style:text-properties style:font-name="TimesNewRomanPSMT" fo:font-size="14pt" fo:language="uk" fo:country="UA" style:text-underline-style="none" officeooo:rsid="00d7bcf7" style:font-size-asian="14pt" style:font-size-complex="14pt"/>
    </style:style>
    <style:style style:name="T53" style:family="text">
      <style:text-properties style:font-name="TimesNewRomanPSMT" fo:font-size="14pt" fo:language="uk" fo:country="UA" style:text-underline-style="none" officeooo:rsid="00d98fe3" style:font-size-asian="14pt" style:font-size-complex="14pt"/>
    </style:style>
    <style:style style:name="T54" style:family="text">
      <style:text-properties style:font-name="TimesNewRomanPSMT" fo:font-size="14pt" fo:language="uk" fo:country="UA" style:text-underline-style="none" officeooo:rsid="00069e73" style:font-size-asian="14pt" style:font-size-complex="14pt"/>
    </style:style>
    <style:style style:name="T55" style:family="text">
      <style:text-properties style:font-name="TimesNewRomanPSMT" fo:font-size="14pt" fo:language="uk" fo:country="UA" style:text-underline-style="none" officeooo:rsid="00d56a9a" style:font-size-asian="14pt" style:font-size-complex="14pt"/>
    </style:style>
    <style:style style:name="T56" style:family="text">
      <style:text-properties style:font-name="TimesNewRomanPSMT" fo:font-size="14pt" fo:language="uk" fo:country="UA" style:text-underline-style="none" officeooo:rsid="00d56840" style:font-size-asian="14pt" style:font-size-complex="14pt"/>
    </style:style>
    <style:style style:name="T57" style:family="text">
      <style:text-properties style:font-name="TimesNewRomanPSMT" fo:font-size="14pt" fo:language="uk" fo:country="UA" style:text-underline-style="none" officeooo:rsid="00088749" style:font-size-asian="14pt" style:font-size-complex="14pt"/>
    </style:style>
    <style:style style:name="T58" style:family="text">
      <style:text-properties style:font-name="TimesNewRomanPSMT" fo:font-size="14pt" fo:language="pl" fo:country="PL" style:text-underline-style="none" officeooo:rsid="01ff674b" style:font-size-asian="14pt" style:font-size-complex="14pt"/>
    </style:style>
    <style:style style:name="T59" style:family="text">
      <style:text-properties officeooo:rsid="000518a7"/>
    </style:style>
    <style:style style:name="T60" style:family="text">
      <style:text-properties officeooo:rsid="000731ab"/>
    </style:style>
    <style:style style:name="T61" style:family="text">
      <style:text-properties officeooo:rsid="00093c0a"/>
    </style:style>
    <style:style style:name="T62" style:family="text">
      <style:text-properties officeooo:rsid="0009b3ae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in" fo:border="0.06pt solid #000000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3"><text:span text:style-name="Шрифт_20_абзацу_20_за_20_промовчанням"><text:span text:style-name="T2">Форма № Н-9.01</text:span></text:span></text:h>
      <text:p text:style-name="P2"/>
      <text:p text:style-name="Standard"><draw:frame draw:style-name="fr1" draw:name="Кадр1" text:anchor-type="paragraph" svg:x="7.2154in" svg:y="-0.2634in" svg:width="0.6016in" style:rel-width="scale" svg:height="1.4689in" style:rel-height="scale" draw:z-index="0"><draw:text-box><text:p text:style-name="Standard"/><text:p text:style-name="Frame_20_contents"/></draw:text-box></draw:frame><text:span text:style-name="Шрифт_20_абзацу_20_за_20_промовчанням"><text:span text:style-name="T3">ЛЬВІВСЬКИЙ НАЦІОНАЛЬНИЙ УНІВЕРСИТЕТ ІМЕНІ ІВАНА ФРАНКА</text:span></text:span></text:p>
      <text:h text:style-name="P31" text:outline-level="1"/>
      <text:h text:style-name="P32" text:outline-level="1"><text:span text:style-name="Шрифт_20_абзацу_20_за_20_промовчанням"><text:span text:style-name="T16">Факультет електроніки </text:span></text:span><text:span text:style-name="Шрифт_20_абзацу_20_за_20_промовчанням"><text:span text:style-name="T17">та комп'ютерних технологій</text:span></text:span></text:h>
      <text:h text:style-name="P32" text:outline-level="1"><text:span text:style-name="Шрифт_20_абзацу_20_за_20_промовчанням"><text:span text:style-name="T16">Кафедра радіофізики та комп’ютерних технологій</text:span></text:span></text:h>
      <text:p text:style-name="P3">Освітньо-кваліфікаційний рівень <text:s/><text:span text:style-name="T60">магістр</text:span></text:p>
      <text:p text:style-name="Standard"><text:span text:style-name="Шрифт_20_абзацу_20_за_20_промовчанням"><text:span text:style-name="T4">Напрям підготовки </text:span></text:span><text:span text:style-name="Шрифт_20_абзацу_20_за_20_промовчанням"><text:span text:style-name="T5">8</text:span></text:span><text:span text:style-name="Шрифт_20_абзацу_20_за_20_промовчанням"><text:span text:style-name="T4">.050101 </text:span></text:span><text:span text:style-name="Шрифт_20_абзацу_20_за_20_промовчанням"><text:span text:style-name="T5">Інформаційні технології проектування</text:span></text:span></text:p>
      <text:h text:style-name="P32" text:outline-level="1"><text:s text:c="60"/><text:span text:style-name="Шрифт_20_абзацу_20_за_20_промовчанням"><text:span text:style-name="T18">(шифр і назва)</text:span></text:span><text:span text:style-name="Шрифт_20_абзацу_20_за_20_промовчанням"><text:span text:style-name="T16"> <text:s text:c="43"/></text:span></text:span></text:h>
      <text:h text:style-name="P32" text:outline-level="1"><text:s text:c="75"/></text:h>
      <text:h text:style-name="P32" text:outline-level="1"><text:s text:c="88"/>«ЗАТВЕРДЖУЮ»</text:h>
      <text:p text:style-name="Standard"><text:span text:style-name="Шрифт_20_абзацу_20_за_20_промовчанням"><text:span text:style-name="T7"><text:s text:c="61"/></text:span></text:span><text:span text:style-name="Шрифт_20_абзацу_20_за_20_промовчанням"><text:span text:style-name="T23">Завідувач кафедри</text:span></text:span><text:span text:style-name="Шрифт_20_абзацу_20_за_20_промовчанням"><text:span text:style-name="T4">________________________</text:span></text:span></text:p>
      <text:p text:style-name="Standard"><text:span text:style-name="Шрифт_20_абзацу_20_за_20_промовчанням"><text:span text:style-name="T4"><text:s text:c="70"/>__________________________________</text:span></text:span></text:p>
      <text:p text:style-name="Standard"><text:span text:style-name="Шрифт_20_абзацу_20_за_20_промовчанням"><text:span text:style-name="T22"><text:s text:c="98"/></text:span></text:span><text:span text:style-name="Шрифт_20_абзацу_20_за_20_промовчанням"><text:span text:style-name="T25">“____” _________________20___року</text:span></text:span></text:p>
      <text:p text:style-name="P5"/>
      <text:p text:style-name="P6"/>
      <text:h text:style-name="P35" text:outline-level="2">З <text:s/>А <text:s/>В <text:s/>Д <text:s/>А <text:s/>Н <text:s/>Н <text:s/>Я</text:h>
      <text:h text:style-name="P34" text:outline-level="3"><text:span text:style-name="Шрифт_20_абзацу_20_за_20_промовчанням"><text:span text:style-name="T26">НА</text:span></text:span><text:span text:style-name="Шрифт_20_абзацу_20_за_20_промовчанням"><text:span text:style-name="T14"> </text:span></text:span><text:span text:style-name="Шрифт_20_абзацу_20_за_20_промовчанням"><text:span text:style-name="T26"><text:s/></text:span></text:span><text:span text:style-name="Шрифт_20_абзацу_20_за_20_промовчанням"><text:span text:style-name="T14">ДИПЛОМНУ (КВАЛІФІКАЦІЙНУ) </text:span></text:span><text:span text:style-name="Шрифт_20_абзацу_20_за_20_промовчанням"><text:span text:style-name="T26"><text:s/>РОБОТУ</text:span></text:span><text:span text:style-name="Шрифт_20_абзацу_20_за_20_промовчанням"><text:span text:style-name="T14"> <text:s/></text:span></text:span><text:span text:style-name="Шрифт_20_абзацу_20_за_20_промовчанням"><text:span text:style-name="T26">СТУДЕНТ</text:span></text:span><text:span text:style-name="Шрифт_20_абзацу_20_за_20_промовчанням"><text:span text:style-name="T14">У</text:span></text:span></text:h>
      <text:p text:style-name="P12"/>
      <text:p text:style-name="P4">Яремківу Володимиру Васильовичу</text:p>
      <text:p text:style-name="P7"><text:span text:style-name="Заголовок_20_1_20_Знак"><text:span text:style-name="T20">(прізвище, ім’я, <text:s/>по батькові)</text:span></text:span></text:p>
      <text:p text:style-name="P9"/>
      <text:p text:style-name="P13"><text:span text:style-name="Шрифт_20_абзацу_20_за_20_промовчанням"><text:span text:style-name="T4">1.Тема роботи: </text:span></text:span><text:span text:style-name="Шрифт_20_абзацу_20_за_20_промовчанням"><text:span text:style-name="T5">Методи декомпозиції задач лінійного програмування великої розмірності</text:span></text:span><text:span text:style-name="Шрифт_20_абзацу_20_за_20_промовчанням"><text:span text:style-name="T4"> </text:span></text:span></text:p>
      <text:p text:style-name="P29"><text:span text:style-name="Шрифт_20_абзацу_20_за_20_промовчанням"><text:span text:style-name="T1">керівник роботи </text:span></text:span><text:span text:style-name="Шрифт_20_абзацу_20_за_20_промовчанням"><text:span text:style-name="T10">Шувар Роман Ярославович</text:span></text:span><text:span text:style-name="Шрифт_20_абзацу_20_за_20_промовчанням"><text:span text:style-name="T11">, кандидат </text:span></text:span><text:span text:style-name="Шрифт_20_абзацу_20_за_20_промовчанням"><text:span text:style-name="T12">фізико-математичних</text:span></text:span><text:span text:style-name="Шрифт_20_абзацу_20_за_20_промовчанням"><text:span text:style-name="T11"> наук, доцент</text:span></text:span></text:p>
      <text:p text:style-name="P7"><text:span text:style-name="Шрифт_20_абзацу_20_за_20_промовчанням"><text:span text:style-name="T19">( </text:span></text:span><text:span text:style-name="Шрифт_20_абзацу_20_за_20_промовчанням"><text:span text:style-name="T21">прізвище, ім’я, по батькові, науковий ступінь, вчене звання</text:span></text:span><text:span text:style-name="Шрифт_20_абзацу_20_за_20_промовчанням"><text:span text:style-name="T19">)</text:span></text:span></text:p>
      <text:p text:style-name="Standard"><text:span text:style-name="Шрифт_20_абзацу_20_за_20_промовчанням"><text:span text:style-name="T4">затверджені Вченою радою факультету </text:span></text:span><text:span text:style-name="Шрифт_20_абзацу_20_за_20_промовчанням"><text:span text:style-name="T5">електроніки та інформаційних технологій</text:span></text:span><text:span text:style-name="Шрифт_20_абзацу_20_за_20_промовчанням"><text:span text:style-name="T4"> від “</text:span></text:span><text:span text:style-name="Шрифт_20_абзацу_20_за_20_промовчанням"><text:span text:style-name="T5">24</text:span></text:span><text:span text:style-name="Шрифт_20_абзацу_20_за_20_промовчанням"><text:span text:style-name="T4">” </text:span></text:span><text:span text:style-name="Шрифт_20_абзацу_20_за_20_промовчанням"><text:span text:style-name="T5">жовтня </text:span></text:span><text:span text:style-name="Шрифт_20_абзацу_20_за_20_промовчанням"><text:span text:style-name="T4">20</text:span></text:span><text:span text:style-name="Шрифт_20_абзацу_20_за_20_промовчанням"><text:span text:style-name="T5">16 </text:span></text:span><text:span text:style-name="Шрифт_20_абзацу_20_за_20_промовчанням"><text:span text:style-name="T4">року №</text:span></text:span><text:span text:style-name="Шрифт_20_абзацу_20_за_20_промовчанням"><text:span text:style-name="T5">17/7.</text:span></text:span></text:p>
      <text:p text:style-name="Standard"><text:span text:style-name="Шрифт_20_абзацу_20_за_20_промовчанням"><text:span text:style-name="T4">2. Строк подання студентом роботи ______________________________________</text:span></text:span></text:p>
      <text:p text:style-name="P14"><text:span text:style-name="Шрифт_20_абзацу_20_за_20_промовчанням"><text:span text:style-name="T4"/></text:span></text:p>
      <text:p text:style-name="P39"><text:span text:style-name="Шрифт_20_абзацу_20_за_20_промовчанням"><text:span text:style-name="T4">3. Вихідні дані до роботи : </text:span></text:span><text:span text:style-name="Основной_20_шрифт_20_абзаца"><text:span text:style-name="T39">1</text:span></text:span><text:span text:style-name="Основной_20_шрифт_20_абзаца"><text:span text:style-name="T42">)</text:span></text:span><text:span text:style-name="Основной_20_шрифт_20_абзаца"><text:span text:style-name="T43">Сергиенко И.В. Приближенные методы решения дискретных задач оптимизации / И. В. Сергиенко, Т.Т. Лебедев, В.А. Рощин; АН УССР, Ин-т кибернетики. – К. : Наукова думка, 1980. – 272 с</text:span></text:span><text:span text:style-name="Основной_20_шрифт_20_абзаца"><text:span text:style-name="T50">.; </text:span></text:span><text:span text:style-name="Основной_20_шрифт_20_абзаца"><text:span text:style-name="T51">2) </text:span></text:span><text:span text:style-name="Основной_20_шрифт_20_абзаца"><text:span text:style-name="T41">Бартіш </text:span></text:span><text:span text:style-name="Основной_20_шрифт_20_абзаца"><text:span text:style-name="T40">М. Я. </text:span></text:span><text:span text:style-name="Основной_20_шрифт_20_абзаца"><text:span text:style-name="T41">Д</text:span></text:span><text:span text:style-name="Основной_20_шрифт_20_абзаца"><text:span text:style-name="T40">ослідження операцій: Частина 1. Лінійні моделі / М.Я.Бартіш, І. М. Дудзяний. </text:span></text:span><text:span text:style-name="Основной_20_шрифт_20_абзаца"><text:span text:style-name="T46">–</text:span></text:span><text:span text:style-name="Основной_20_шрифт_20_абзаца"><text:span text:style-name="T52"> Львів. : Видавничий центр</text:span></text:span><text:span text:style-name="Основной_20_шрифт_20_абзаца"><text:span text:style-name="T47"> </text:span></text:span><text:span text:style-name="Основной_20_шрифт_20_абзаца"><text:span text:style-name="T52">ЛНУ імені Івана Франка, 2007. – 1</text:span></text:span><text:span text:style-name="Основной_20_шрифт_20_абзаца"><text:span text:style-name="T53">68</text:span></text:span><text:span text:style-name="Основной_20_шрифт_20_абзаца"><text:span text:style-name="T52"> с. ; </text:span></text:span><text:span text:style-name="Основной_20_шрифт_20_абзаца"><text:span text:style-name="T54">3)</text:span></text:span><text:span text:style-name="Основной_20_шрифт_20_абзаца"><text:span text:style-name="T44">Netlib Repository at UTK and ORNL</text:span></text:span><text:span text:style-name="Основной_20_шрифт_20_абзаца"><text:span text:style-name="T55"> </text:span></text:span><text:span text:style-name="Основной_20_шрифт_20_абзаца"><text:span text:style-name="T46">– </text:span></text:span><text:span text:style-name="Основной_20_шрифт_20_абзаца"><text:span text:style-name="T58">The Netlib</text:span></text:span><text:span text:style-name="Основной_20_шрифт_20_абзаца"><text:span text:style-name="T48"> – [</text:span></text:span><text:span text:style-name="Основной_20_шрифт_20_абзаца"><text:span text:style-name="T56">Електронний ресурс</text:span></text:span><text:span text:style-name="Основной_20_шрифт_20_абзаца"><text:span text:style-name="T48">]. – </text:span></text:span><text:span text:style-name="Основной_20_шрифт_20_абзаца"><text:span text:style-name="T56">Режим доступу</text:span></text:span><text:span text:style-name="Основной_20_шрифт_20_абзаца"><text:span text:style-name="T48"> : </text:span></text:span><text:span text:style-name="Основной_20_шрифт_20_абзаца"><text:span text:style-name="T49">http://www.netlib.org/</text:span></text:span><text:span text:style-name="Основной_20_шрифт_20_абзаца"><text:span text:style-name="T54">; 4) </text:span></text:span><text:span text:style-name="Основной_20_шрифт_20_абзаца"><text:span text:style-name="T57">MIPLIB – the Mixed Integer Programming LIBrary – MIPLIB – Mixed Integer Problem Library – [Електронний ресурс]. – Режим доступу : http://miplib.zib.de/</text:span></text:span></text:p>
      <text:p text:style-name="Standard"><text:span text:style-name="Шрифт_20_абзацу_20_за_20_промовчанням"><text:span text:style-name="T4"/></text:span></text:p>
      <text:p text:style-name="Standard"><text:span text:style-name="Шрифт_20_абзацу_20_за_20_промовчанням"><text:span text:style-name="T4">5. Перелік графічного матеріалу (</text:span></text:span><text:span text:style-name="Шрифт_20_абзацу_20_за_20_промовчанням"><text:span text:style-name="T13">з точним зазначенням обов’язкових креслень</text:span></text:span><text:span text:style-name="Шрифт_20_абзацу_20_за_20_промовчанням"><text:span text:style-name="T4">)</text:span></text:span></text:p>
      <text:p text:style-name="P30"><text:span text:style-name="Основной_20_шрифт_20_абзаца"><text:span text:style-name="T1">________________________________________________________________________________________________________________________________________________________________________________________________________________________________________________________________</text:span></text:span></text:p>
      <text:p text:style-name="P1"><text:span text:style-name="Шрифт_20_абзацу_20_за_20_промовчанням"><text:span text:style-name="T27">6. Консультанти розділів роботи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Розділ</text:p>
          </table:table-cell>
          <table:table-cell table:style-name="Table1.A1" office:value-type="string">
            <text:p text:style-name="P18"><text:span text:style-name="Основной_20_шрифт_20_абзаца"><text:span text:style-name="T8">Прізвище, ініціали та посада консультанта</text:span></text:span></text:p>
          </table:table-cell>
          <table:table-cell table:style-name="Table1.A1" office:value-type="string">
            <text:p text:style-name="P16">Підпис, дата</text:p>
            <text:p text:style-name="P19"><text:span text:style-name="Основной_20_шрифт_20_абзаца"><text:span text:style-name="T8">Завдання видав</text:span></text:span></text:p>
          </table:table-cell>
        </table:table-row>
        <table:table-row table:style-name="Table1.1">
          <table:table-cell table:style-name="Table1.A1" office:value-type="string">
            <text:p text:style-name="P40"><text:span text:style-name="T59">1.</text:span><text:span text:style-name="T6">Огляд досліджуваних методів і алгоритмів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7">2. <text:span text:style-name="T61">Постановка технічного завдання проекту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7">3.<text:span text:style-name="T61">Опис ходу виконання проекту</text:span></text:p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1.1">
          <table:table-cell table:style-name="Table1.A5" office:value-type="string">
            <text:p text:style-name="P17">4.<text:span text:style-name="T61">Тестування проекту</text:span></text:p>
          </table:table-cell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20"/>
          </table:table-cell>
        </table:table-row>
        <table:table-row table:style-name="Table1.1">
          <table:table-cell table:style-name="Table1.A5" office:value-type="string">
            <text:p text:style-name="P17">5.<text:span text:style-name="T61">Охорона праці та безпека у надзвичайних ситуаціях</text:span></text:p>
          </table:table-cell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20"/>
          </table:table-cell>
        </table:table-row>
      </table:table>
      <text:p text:style-name="P21"/>
      <text:p text:style-name="P5"/>
      <text:p text:style-name="Standard"><text:span text:style-name="Шрифт_20_абзацу_20_за_20_промовчанням"><text:span text:style-name="T4">7. Дата видачі завдання _________________________________________________</text:span></text:span></text:p>
      <text:p text:style-name="P10"/>
      <text:p text:style-name="Обычный"/>
      <text:h text:style-name="Заголовок_20_4" text:outline-level="4"><text:span text:style-name="Шрифт_20_абзацу_20_за_20_промовчанням"><text:span text:style-name="T28">КАЛЕНДАРНИЙ ПЛАН</text:span></text:span></text:h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8"><text:span text:style-name="Шрифт_20_абзацу_20_за_20_промовчанням"><text:span text:style-name="T8">№</text:span></text:span></text:p>
            <text:p text:style-name="P22"><text:span text:style-name="Шрифт_20_абзацу_20_за_20_промовчанням"><text:span text:style-name="T29">з/п</text:span></text:span></text:p>
          </table:table-cell>
          <table:table-cell table:style-name="Table2.A1" office:value-type="string">
            <text:p text:style-name="P8"><text:span text:style-name="Шрифт_20_абзацу_20_за_20_промовчанням"><text:span text:style-name="T9">Назва етапів дипломної (кваліфікаційної) </text:span></text:span></text:p>
            <text:p text:style-name="P8"><text:span text:style-name="Шрифт_20_абзацу_20_за_20_промовчанням"><text:span text:style-name="T9">роботи</text:span></text:span></text:p>
          </table:table-cell>
          <table:table-cell table:style-name="Table2.A1" office:value-type="string">
            <text:p text:style-name="P22"><text:span text:style-name="Шрифт_20_абзацу_20_за_20_промовчанням"><text:span text:style-name="T35">Строк <text:s/></text:span></text:span><text:span text:style-name="Шрифт_20_абзацу_20_за_20_промовчанням"><text:span text:style-name="T36">виконання</text:span></text:span><text:span text:style-name="Шрифт_20_абзацу_20_за_20_промовчанням"><text:span text:style-name="T29"> етапів роботи</text:span></text:span></text:p>
          </table:table-cell>
          <table:table-cell table:style-name="Table2.A1" office:value-type="string">
            <text:p text:style-name="P22"><text:span text:style-name="Шрифт_20_абзацу_20_за_20_промовчанням"><text:span text:style-name="T35">Примітка</text:span></text:span></text:p>
          </table:table-cell>
        </table:table-row>
        <table:table-row table:style-name="Table2.2">
          <table:table-cell table:style-name="Table2.A1" office:value-type="string">
            <text:p text:style-name="P24">1</text:p>
          </table:table-cell>
          <table:table-cell table:style-name="Table2.A1" office:value-type="string">
            <text:p text:style-name="P25">Отримання необхідних вхідних даних</text:p>
          </table:table-cell>
          <table:table-cell table:style-name="Table2.A1" office:value-type="string">
            <text:p text:style-name="P24">1<text:span text:style-name="T62">4</text:span>.09 – 1<text:span text:style-name="T62">6</text:span>.09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4">2</text:p>
          </table:table-cell>
          <table:table-cell table:style-name="Table2.A1" office:value-type="string">
            <text:p text:style-name="P25">Пошук літератури за темою</text:p>
          </table:table-cell>
          <table:table-cell table:style-name="Table2.A1" office:value-type="string">
            <text:p text:style-name="P24">1<text:span text:style-name="T62">7</text:span>.09 – 2<text:span text:style-name="T62">4</text:span>.10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4">3</text:p>
          </table:table-cell>
          <table:table-cell table:style-name="Table2.A1" office:value-type="string">
            <text:p text:style-name="P25">Опрацювання вхідних даних</text:p>
          </table:table-cell>
          <table:table-cell table:style-name="Table2.A1" office:value-type="string">
            <text:p text:style-name="P24">2<text:span text:style-name="T62">5</text:span>.10 – 0<text:span text:style-name="T62">9</text:span>.11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4">4</text:p>
          </table:table-cell>
          <table:table-cell table:style-name="Table2.A1" office:value-type="string">
            <text:p text:style-name="P25">Реалізація алгоритму <text:span text:style-name="T61">методу вектора спаду</text:span></text:p>
          </table:table-cell>
          <table:table-cell table:style-name="Table2.A1" office:value-type="string">
            <text:p text:style-name="P24">1<text:span text:style-name="T62">0</text:span>.11 – <text:span text:style-name="T62">21</text:span>.11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4">5</text:p>
          </table:table-cell>
          <table:table-cell table:style-name="Table2.A1" office:value-type="string">
            <text:p text:style-name="P25"><text:span text:style-name="Основной_20_шрифт_20_абзаца">Генерування </text:span><text:span text:style-name="Основной_20_шрифт_20_абзаца"><text:span text:style-name="T61">вхідних даних для тестування</text:span></text:span></text:p>
          </table:table-cell>
          <table:table-cell table:style-name="Table2.A1" office:value-type="string">
            <text:p text:style-name="P22"><text:span text:style-name="Основной_20_шрифт_20_абзаца"><text:span text:style-name="T29">2</text:span></text:span><text:span text:style-name="Основной_20_шрифт_20_абзаца"><text:span text:style-name="T34">2</text:span></text:span><text:span text:style-name="Основной_20_шрифт_20_абзаца"><text:span text:style-name="T29">.11 – </text:span></text:span><text:span text:style-name="Основной_20_шрифт_20_абзаца"><text:span text:style-name="T34">19</text:span></text:span><text:span text:style-name="Основной_20_шрифт_20_абзаца"><text:span text:style-name="T29">.12</text:span></text:span>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4">6</text:p>
          </table:table-cell>
          <table:table-cell table:style-name="Table2.A1" office:value-type="string">
            <text:p text:style-name="P25"><text:span text:style-name="Основной_20_шрифт_20_абзаца"><text:span text:style-name="T31">Реалізація алгоритму </text:span></text:span><text:span text:style-name="Основной_20_шрифт_20_абзаца"><text:span text:style-name="T61">Гоморі</text:span></text:span></text:p>
          </table:table-cell>
          <table:table-cell table:style-name="Table2.A1" office:value-type="string">
            <text:p text:style-name="P22"><text:span text:style-name="Основной_20_шрифт_20_абзаца"><text:span text:style-name="T29">2</text:span></text:span><text:span text:style-name="Основной_20_шрифт_20_абзаца"><text:span text:style-name="T34">1</text:span></text:span><text:span text:style-name="Основной_20_шрифт_20_абзаца"><text:span text:style-name="T29">.12 – </text:span></text:span><text:span text:style-name="Основной_20_шрифт_20_абзаца"><text:span text:style-name="T34">06</text:span></text:span><text:span text:style-name="Основной_20_шрифт_20_абзаца"><text:span text:style-name="T29">.02</text:span></text:span>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4">7</text:p>
          </table:table-cell>
          <table:table-cell table:style-name="Table2.A1" office:value-type="string">
            <text:p text:style-name="P23"><text:span text:style-name="Основной_20_шрифт_20_абзаца"><text:span text:style-name="T37">Реалізація алгоритму </text:span></text:span><text:span text:style-name="Основной_20_шрифт_20_абзаца"><text:span text:style-name="T38">Балаша</text:span></text:span></text:p>
          </table:table-cell>
          <table:table-cell table:style-name="Table2.A1" office:value-type="string">
            <text:p text:style-name="P22"><text:span text:style-name="Основной_20_шрифт_20_абзаца"><text:span text:style-name="T29">0</text:span></text:span><text:span text:style-name="Основной_20_шрифт_20_абзаца"><text:span text:style-name="T34">7</text:span></text:span><text:span text:style-name="Основной_20_шрифт_20_абзаца"><text:span text:style-name="T29">.02 – </text:span></text:span><text:span text:style-name="Основной_20_шрифт_20_абзаца"><text:span text:style-name="T34">09</text:span></text:span><text:span text:style-name="Основной_20_шрифт_20_абзаца"><text:span text:style-name="T29">.03</text:span></text:span>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4">8</text:p>
          </table:table-cell>
          <table:table-cell table:style-name="Table2.A1" office:value-type="string">
            <text:p text:style-name="P36"><text:span text:style-name="Основной_20_шрифт_20_абзаца"><text:span text:style-name="T38">Пошук і зчитування відомих наборів тестових даних</text:span></text:span></text:p>
          </table:table-cell>
          <table:table-cell table:style-name="Table2.A1" office:value-type="string">
            <text:p text:style-name="P22"><text:span text:style-name="Основной_20_шрифт_20_абзаца"><text:span text:style-name="T29">1</text:span></text:span><text:span text:style-name="Основной_20_шрифт_20_абзаца"><text:span text:style-name="T34">0</text:span></text:span><text:span text:style-name="Основной_20_шрифт_20_абзаца"><text:span text:style-name="T29">.03 – 2</text:span></text:span><text:span text:style-name="Основной_20_шрифт_20_абзаца"><text:span text:style-name="T34">3</text:span></text:span><text:span text:style-name="Основной_20_шрифт_20_абзаца"><text:span text:style-name="T29">.03</text:span></text:span>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4">9</text:p>
          </table:table-cell>
          <table:table-cell table:style-name="Table2.A1" office:value-type="string">
            <text:p text:style-name="P38">Тестування алгоритмів з використанням задач великої розмірності</text:p>
          </table:table-cell>
          <table:table-cell table:style-name="Table2.A1" office:value-type="string">
            <text:p text:style-name="P22"><text:span text:style-name="Основной_20_шрифт_20_абзаца"><text:span text:style-name="T29">2</text:span></text:span><text:span text:style-name="Основной_20_шрифт_20_абзаца"><text:span text:style-name="T34">4</text:span></text:span><text:span text:style-name="Основной_20_шрифт_20_абзаца"><text:span text:style-name="T29">.03 </text:span></text:span><text:span text:style-name="Основной_20_шрифт_20_абзаца"><text:span text:style-name="T30">– 1</text:span></text:span><text:span text:style-name="Основной_20_шрифт_20_абзаца"><text:span text:style-name="T32">5</text:span></text:span><text:span text:style-name="Основной_20_шрифт_20_абзаца"><text:span text:style-name="T30">.04</text:span></text:span>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4">10</text:p>
          </table:table-cell>
          <table:table-cell table:style-name="Table2.A1" office:value-type="string">
            <text:p text:style-name="P37"><text:span text:style-name="Основной_20_шрифт_20_абзаца"><text:span text:style-name="T34">Дослідження роботи алгоритмів при різних параметрах</text:span></text:span></text:p>
          </table:table-cell>
          <table:table-cell table:style-name="Table2.A1" office:value-type="string">
            <text:p text:style-name="P22"><text:span text:style-name="Основной_20_шрифт_20_абзаца"><text:span text:style-name="T29">1</text:span></text:span><text:span text:style-name="Основной_20_шрифт_20_абзаца"><text:span text:style-name="T34">6</text:span></text:span><text:span text:style-name="Основной_20_шрифт_20_абзаца"><text:span text:style-name="T29">.04 – 2</text:span></text:span><text:span text:style-name="Основной_20_шрифт_20_абзаца"><text:span text:style-name="T34">3</text:span></text:span><text:span text:style-name="Основной_20_шрифт_20_абзаца"><text:span text:style-name="T29">.04</text:span></text:span>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4">11</text:p>
          </table:table-cell>
          <table:table-cell table:style-name="Table2.A1" office:value-type="string">
            <text:p text:style-name="P26">Аналіз отриманих результатів</text:p>
          </table:table-cell>
          <table:table-cell table:style-name="Table2.A1" office:value-type="string">
            <text:p text:style-name="P22"><text:span text:style-name="Основной_20_шрифт_20_абзаца"><text:span text:style-name="T29">2</text:span></text:span><text:span text:style-name="Основной_20_шрифт_20_абзаца"><text:span text:style-name="T34">4</text:span></text:span><text:span text:style-name="Основной_20_шрифт_20_абзаца"><text:span text:style-name="T29">.04 </text:span></text:span><text:span text:style-name="Основной_20_шрифт_20_абзаца"><text:span text:style-name="T30">– 25.05</text:span></text:span></text:p>
          </table:table-cell>
          <table:table-cell table:style-name="Table2.A1" office:value-type="string">
            <text:p text:style-name="P27"/>
          </table:table-cell>
        </table:table-row>
        <table:table-row>
          <table:table-cell table:style-name="Table2.A1" office:value-type="string">
            <text:p text:style-name="P24">12</text:p>
          </table:table-cell>
          <table:table-cell table:style-name="Table2.A1" office:value-type="string">
            <text:p text:style-name="P23"><text:span text:style-name="Основной_20_шрифт_20_абзаца"><text:span text:style-name="T33">Оформлення звіту</text:span></text:span></text:p>
          </table:table-cell>
          <table:table-cell table:style-name="Table2.A1" office:value-type="string">
            <text:p text:style-name="P22"><text:span text:style-name="Основной_20_шрифт_20_абзаца"><text:span text:style-name="T29">2</text:span></text:span><text:span text:style-name="Основной_20_шрифт_20_абзаца"><text:span text:style-name="T34">6</text:span></text:span><text:span text:style-name="Основной_20_шрифт_20_абзаца"><text:span text:style-name="T29">.0</text:span></text:span><text:span text:style-name="Основной_20_шрифт_20_абзаца"><text:span text:style-name="T34">5</text:span></text:span><text:span text:style-name="Основной_20_шрифт_20_абзаца"><text:span text:style-name="T29"> – </text:span></text:span><text:span text:style-name="Основной_20_шрифт_20_абзаца"><text:span text:style-name="T34">09</text:span></text:span><text:span text:style-name="Основной_20_шрифт_20_абзаца"><text:span text:style-name="T29">.06</text:span></text:span></text:p>
          </table:table-cell>
          <table:table-cell table:style-name="Table2.A1" office:value-type="string">
            <text:p text:style-name="P27"/>
          </table:table-cell>
        </table:table-row>
      </table:table>
      <text:p text:style-name="Обычный"/>
      <text:p text:style-name="Standard"><text:span text:style-name="Шрифт_20_абзацу_20_за_20_промовчанням"><text:span text:style-name="T15"><text:s text:c="86"/></text:span></text:span><text:span text:style-name="Шрифт_20_абзацу_20_за_20_промовчанням"><text:span text:style-name="T22">Студент <text:s text:c="9"/>_____________ <text:s text:c="9"/></text:span></text:span><text:span text:style-name="Шрифт_20_абзацу_20_за_20_промовчанням"><text:span text:style-name="T24">Яремків В.В</text:span></text:span><text:span text:style-name="Шрифт_20_абзацу_20_за_20_промовчанням"><text:span text:style-name="T22">. <text:s/></text:span></text:span></text:p>
      <text:p text:style-name="Standard"><text:span text:style-name="Шрифт_20_абзацу_20_за_20_промовчанням"><text:span text:style-name="T25"><text:s text:c="105"/></text:span></text:span><text:span text:style-name="Шрифт_20_абзацу_20_за_20_промовчанням"><text:span text:style-name="T45">( підпис ) <text:s text:c="23"/>(прізвище та ініціали)</text:span></text:span></text:p>
      <text:p text:style-name="P28"><text:span text:style-name="Шрифт_20_абзацу_20_за_20_промовчанням"><text:span text:style-name="T22"><text:s text:c="8"/>Керівник роботи <text:s text:c="9"/>_____________ <text:s text:c="9"/></text:span></text:span><text:span text:style-name="Шрифт_20_абзацу_20_за_20_промовчанням"><text:span text:style-name="T24">Шувар Р</text:span></text:span><text:span text:style-name="Шрифт_20_абзацу_20_за_20_промовчанням"><text:span text:style-name="T22">. </text:span></text:span><text:span text:style-name="Шрифт_20_абзацу_20_за_20_промовчанням"><text:span text:style-name="T24">Я</text:span></text:span><text:span text:style-name="Шрифт_20_абзацу_20_за_20_промовчанням"><text:span text:style-name="T22">. <text:s/></text:span></text:span></text:p>
      <text:p text:style-name="Standard"><text:span text:style-name="Шрифт_20_абзацу_20_за_20_промовчанням"><text:span text:style-name="T25"><text:s text:c="105"/></text:span></text:span><text:span text:style-name="Шрифт_20_абзацу_20_за_20_промовчанням"><text:span text:style-name="T45">( підпис ) <text:s text:c="22"/>(прізвище та ініціали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uk" fo:country="UA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uk" fo:country="UA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00%" fo:orphans="2" fo:widows="2" fo:hyphenation-ladder-count="no-limit"/>
      <style:text-properties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/>
    </style:style>
    <style:style style:name="Заголовок_20_1" style:display-name="Заголовок 1" style:family="paragraph" style:parent-style-name="Standard" style:next-style-name="Text_20_body" style:default-outline-level="1">
      <style:paragraph-properties fo:text-align="justify" style:justify-single-word="false" fo:hyphenation-ladder-count="no-limit" fo:keep-with-next="always"/>
      <style:text-properties fo:font-size="14pt" fo:language="uk" fo:country="UA" fo:font-weight="bold" style:font-size-asian="14pt" style:font-weight-asian="bold" fo:hyphenate="false"/>
    </style:style>
    <style:style style:name="Заголовок_20_2" style:display-name="Заголовок 2" style:family="paragraph" style:parent-style-name="Standard" style:next-style-name="Text_20_body" style:default-outline-level="2">
      <style:paragraph-properties fo:text-align="center" style:justify-single-word="false" fo:hyphenation-ladder-count="no-limit" fo:keep-with-next="always"/>
      <style:text-properties fo:font-size="16pt" fo:language="uk" fo:country="UA" fo:font-weight="bold" style:font-size-asian="16pt" style:font-weight-asian="bold" fo:hyphenate="false"/>
    </style:style>
    <style:style style:name="Заголовок_20_3" style:display-name="Заголовок 3" style:family="paragraph" style:parent-style-name="Standard" style:next-style-name="Text_20_body" style:default-outline-level="3">
      <style:paragraph-properties fo:text-align="center" style:justify-single-word="false" fo:hyphenation-ladder-count="no-limit" fo:keep-with-next="always"/>
      <style:text-properties fo:font-size="12pt" fo:font-weight="bold" style:font-size-asian="12pt" style:font-weight-asian="bold" fo:hyphenate="false"/>
    </style:style>
    <style:style style:name="Заголовок_20_4" style:display-name="Заголовок 4" style:family="paragraph" style:parent-style-name="Standard" style:next-style-name="Text_20_body" style:default-outline-level="4">
      <style:paragraph-properties fo:text-align="center" style:justify-single-word="false" fo:hyphenation-ladder-count="no-limit" fo:keep-with-next="always"/>
      <style:text-properties style:text-position="super 64%" fo:font-size="14pt" fo:language="uk" fo:country="UA" fo:font-weight="bold" style:font-size-asian="14pt" style:font-weight-asian="bold" fo:hyphenate="false"/>
    </style:style>
    <style:style style:name="Обычный" style:family="paragraph">
      <style:paragraph-properties fo:hyphenation-ladder-count="no-limit"/>
      <style:text-properties fo:hyphenate="true"/>
    </style:style>
    <style:style style:name="Название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font-size="12pt" fo:language="uk" fo:country="UA" fo:font-weight="bold" style:font-size-asian="12pt" style:font-weight-asian="bold" fo:hyphenate="false"/>
    </style:style>
    <style:style style:name="Подзаголовок" style:family="paragraph" style:parent-style-name="Название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Звичайний" style:family="paragraph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 style:next-style-name="Text_20_body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_20_об_27_єкта" style:display-name="Назва об'є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Основний_20_текст_20_2" style:display-name="Основний текст 2" style:family="paragraph" style:parent-style-name="Standard">
      <style:paragraph-properties fo:hyphenation-ladder-count="no-limit"/>
      <style:text-properties fo:hyphenate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font-size="12pt" style:font-size-asian="12pt" style:font-size-complex="12pt" fo:hyphenate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 text:number-lines="false" text:line-number="0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Default" style:family="paragraph">
      <style:paragraph-properties fo:margin-top="0in" fo:margin-bottom="0in" loext:contextual-spacing="false" fo:line-height="100%" fo:orphans="2" fo:widows="2" fo:hyphenation-ladder-count="no-limit" style:text-autospace="none" style:vertical-align="auto"/>
      <style:text-properties fo:color="#000000" style:font-name="Times New Roman" fo:font-family="'Times New Roman'" style:font-family-generic="roman" style:font-pitch="variable" fo:font-size="12pt" fo:language="ru" fo:country="RU" style:letter-kerning="false" style:font-size-asian="12pt" style:font-name-complex="Times New Roman" style:font-family-complex="'Times New Roman'" style:font-family-generic-complex="roman" style:font-pitch-complex="variable" style:font-size-complex="12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/>
    <style:style style:name="Contents_20_1" style:display-name="Contents 1" style:family="paragraph" style:parent-style-name="Index" style:class="index">
      <style:paragraph-properties fo:line-height="150%"/>
      <style:text-properties style:font-name="Times New Roman1" fo:font-family="'Times New Roman'" style:font-style-name="Regular" style:font-family-generic="roman" style:font-pitch="variable" fo:font-size="14pt" fo:language="uk" fo:country="UA"/>
    </style:style>
    <style:style style:name="Основной_20_шрифт_20_абзаца" style:display-name="Основной шрифт абзаца" style:family="text"/>
    <style:style style:name="Шрифт_20_абзацу_20_за_20_промовчанням" style:display-name="Шрифт абзацу за промовчанням" style:family="text"/>
    <style:style style:name="Заголовок_20_1_20_Знак" style:display-name="Заголовок 1 Знак" style:family="text" style:parent-style-name="Шрифт_20_абзацу_20_за_20_промовчанням"/>
    <style:style style:name="Заголовок_20_2_20_Знак" style:display-name="Заголовок 2 Знак" style:family="text" style:parent-style-name="Шрифт_20_абзацу_20_за_20_промовчанням"/>
    <style:style style:name="Заголовок_20_3_20_Знак" style:display-name="Заголовок 3 Знак" style:family="text" style:parent-style-name="Шрифт_20_абзацу_20_за_20_промовчанням"/>
    <style:style style:name="Заголовок_20_4_20_Знак" style:display-name="Заголовок 4 Знак" style:family="text" style:parent-style-name="Шрифт_20_абзацу_20_за_20_промовчанням"/>
    <style:style style:name="Основной_20_текст_20_Знак" style:display-name="Основной текст Знак" style:family="text" style:parent-style-name="Шрифт_20_абзацу_20_за_20_промовчанням"/>
    <style:style style:name="Основной_20_текст_20_2_20_Знак" style:display-name="Основной текст 2 Знак" style:family="text" style:parent-style-name="Шрифт_20_абзацу_20_за_20_промовчанням"/>
    <style:style style:name="Верхний_20_колонтитул_20_Знак" style:display-name="Верхний колонтитул Знак" style:family="text" style:parent-style-name="Шрифт_20_абзацу_20_за_20_промовчанням"/>
    <style:style style:name="Нижний_20_колонтитул_20_Знак" style:display-name="Нижний колонтитул Знак" style:family="text" style:parent-style-name="Шрифт_20_абзацу_20_за_20_промовчанням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 text:display-levels="6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 text:display-levels="9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0.5909in" fo:margin-left="0.9846in" fo:margin-right="0.5118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2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initial-creator>User</meta:initial-creator>
    <meta:creation-date>2014-07-08T22:31:00Z</meta:creation-date>
    <dc:date>2017-06-12T00:41:03.108000000</dc:date>
    <meta:print-date>2013-03-05T08:22:00Z</meta:print-date>
    <meta:editing-cycles>10</meta:editing-cycles>
    <meta:editing-duration>PT5H31M7S</meta:editing-duration>
    <meta:document-statistic meta:table-count="2" meta:image-count="0" meta:object-count="0" meta:page-count="2" meta:paragraph-count="82" meta:word-count="372" meta:character-count="4002" meta:non-whitespace-character-count="2787"/>
    <meta:template xlink:type="simple" xlink:actuate="onRequest" xlink:title="" xlink:href="Normal"/>
  </office:meta>
</office:document-meta>
</file>